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5552c" officeooo:paragraph-rsid="0015552c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5552c" officeooo:paragraph-rsid="0015552c" style:font-size-asian="18pt" style:font-weight-asian="bold" style:font-size-complex="18pt" style:font-weight-complex="bold"/>
    </style:style>
    <style:style style:name="P4" style:family="paragraph" style:parent-style-name="Text_20_body">
      <style:text-properties fo:font-size="18pt" fo:font-weight="bold" officeooo:rsid="0015552c" officeooo:paragraph-rsid="0015552c" style:font-size-asian="18pt" style:font-weight-asian="bold" style:font-size-complex="18pt" style:font-weight-complex="bold"/>
    </style:style>
    <style:style style:name="P5" style:family="paragraph" style:parent-style-name="Preformatted_20_Text">
      <style:text-properties officeooo:rsid="0015552c" officeooo:paragraph-rsid="0015552c"/>
    </style:style>
    <style:style style:name="P6" style:family="paragraph" style:parent-style-name="Preformatted_20_Text">
      <style:text-properties fo:font-size="18pt" fo:font-weight="bold" officeooo:rsid="0015552c" officeooo:paragraph-rsid="0015552c" style:font-size-asian="18pt" style:font-weight-asian="bold" style:font-size-complex="18pt" style:font-weight-complex="bold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Preformatted_20_Text">
      <style:paragraph-properties fo:margin-top="0cm" fo:margin-bottom="0.499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Preformatted_20_Text">
      <style:paragraph-properties fo:margin-top="0cm" fo:margin-bottom="0.499cm" loext:contextual-spacing="false"/>
      <style:text-properties fo:font-size="18pt" fo:font-weight="bold" style:font-size-asian="15.75pt" style:font-weight-asian="bold" style:font-size-complex="18pt" style:font-weight-complex="bold"/>
    </style:style>
    <style:style style:name="P10" style:family="paragraph" style:parent-style-name="Preformatted_20_Text">
      <style:paragraph-properties fo:margin-top="0cm" fo:margin-bottom="0.499cm" loext:contextual-spacing="false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paragraph-properties fo:margin-top="0cm" fo:margin-bottom="0cm" loext:contextual-spacing="false"/>
    </style:style>
    <style:style style:name="P13" style:family="paragraph" style:parent-style-name="Preformatted_20_Text">
      <style:paragraph-properties fo:margin-top="0cm" fo:margin-bottom="0.499cm" loext:contextual-spacing="false"/>
      <style:text-properties fo:font-size="18pt" fo:font-weight="bold" officeooo:rsid="00175151" officeooo:paragraph-rsid="00175151" style:font-size-asian="15.75pt" style:font-weight-asian="bold" style:font-size-complex="18pt" style:font-weight-complex="bold"/>
    </style:style>
    <style:style style:name="T1" style:family="text">
      <style:text-properties officeooo:rsid="0015552c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iste des fichiers :</text:p>
      <text:p text:style-name="Preformatted_20_Text"/>
      <text:p text:style-name="Preformatted_20_Text"/>
      <text:p text:style-name="Preformatted_20_Text">ls ................................... Liste des fichiers dans un répertoire.</text:p>
      <text:p text:style-name="Preformatted_20_Text"><text:s text:c="4"/>ls -l ............................ Également la liste des propriétés et des attributs.</text:p>
      <text:p text:style-name="Preformatted_20_Text"><text:s text:c="4"/>ls -lh ........................... Liste les fichiers avec la taille en Mo et Go.</text:p>
      <text:p text:style-name="Preformatted_20_Text"><text:s text:c="4"/>ls -la ........................... Liste des fichiers y compris les fichiers cachés du système.</text:p>
      <text:p text:style-name="P7"><text:s text:c="4"/>ls -la | more .................... Liste des fichiers dans un répertoire de manière paginée.</text:p>
      <text:p text:style-name="P2">L<text:span text:style-name="T1">es droit d'acces sur fichiers :</text:span></text:p>
      <text:p text:style-name="Standard"/>
      <text:p text:style-name="Preformatted_20_Text">-rw-r--r-- <text:s/>1 root <text:s text:c="3"/>root <text:s text:c="9"/>0 2008-10-23 10:02 interfaces</text:p>
      <text:p text:style-name="Preformatted_20_Text">-rw-r--r-- <text:s/>1 root <text:s text:c="3"/>root <text:s text:c="7"/>128 2008-10-23 09:52 interfaces2</text:p>
      <text:p text:style-name="Preformatted_20_Text">drwxr-xr-x <text:s/>2 dvazart dvazart <text:s text:c="3"/>4096 2008-10-31 16:25 Modèles</text:p>
      <text:p text:style-name="Preformatted_20_Text">drwxr-xr-x <text:s/>2 dvazart dvazart <text:s text:c="3"/>4096 2008-09-22 13:16 Musique</text:p>
      <text:p text:style-name="Preformatted_20_Text">-rw-r--r-- <text:s/>1 root <text:s text:c="3"/>root <text:s text:c="3"/>3860754 2008-07-21 11:14 nxclient_3.2.0-14_i386.deb</text:p>
      <text:p text:style-name="Preformatted_20_Text">drwx------ <text:s/>2 dvazart dvazart <text:s text:c="3"/>4096 2008-10-21 11:38 PDF</text:p>
      <text:p text:style-name="Preformatted_20_Text">drwxr-xr-x <text:s/>2 dvazart dvazart <text:s text:c="3"/>4096 2008-09-22 13:16 Public</text:p>
      <text:p text:style-name="Preformatted_20_Text">-rwx------ <text:s/>1 root <text:s text:c="3"/>root <text:s text:c="6"/>1634 2008-10-22 17:54 readline</text:p>
      <text:p text:style-name="Preformatted_20_Text">-rwx------ <text:s/>1 root <text:s text:c="3"/>root <text:s text:c="6"/>1266 2008-10-22 17:41 readline2</text:p>
      <text:p text:style-name="Preformatted_20_Text">---------- -- ---- <text:s text:c="3"/>---- <text:s text:c="5"/>----- ---------- ----- ---------</text:p>
      <text:p text:style-name="Preformatted_20_Text"><text:s text:c="4"/>| <text:s text:c="6"/>| <text:s text:c="2"/>| <text:s text:c="6"/>| <text:s text:c="9"/>| <text:s text:c="6"/>| <text:s text:c="7"/>| <text:s text:c="6"/>V</text:p>
      <text:p text:style-name="Preformatted_20_Text"><text:s text:c="4"/>| <text:s text:c="6"/>| <text:s text:c="2"/>| <text:s text:c="6"/>| <text:s text:c="9"/>| <text:s text:c="6"/>| <text:s text:c="7"/>| <text:s/>nom des fichiers</text:p>
      <text:p text:style-name="Preformatted_20_Text"><text:s text:c="4"/>| <text:s text:c="6"/>| <text:s text:c="2"/>| <text:s text:c="6"/>| <text:s text:c="9"/>| <text:s text:c="6"/>| <text:s text:c="7"/>V</text:p>
      <text:p text:style-name="Preformatted_20_Text"><text:s text:c="4"/>| <text:s text:c="6"/>| <text:s text:c="2"/>| <text:s text:c="6"/>| <text:s text:c="9"/>| <text:s text:c="6"/>| <text:s text:c="5"/>heure</text:p>
      <text:p text:style-name="Preformatted_20_Text"><text:s text:c="4"/>| <text:s text:c="6"/>| <text:s text:c="2"/>| <text:s text:c="6"/>| <text:s text:c="9"/>| <text:s text:c="6"/>V</text:p>
      <text:p text:style-name="Preformatted_20_Text"><text:s text:c="4"/>| <text:s text:c="6"/>| <text:s text:c="2"/>| <text:s text:c="6"/>| <text:s text:c="9"/>| <text:s text:c="4"/>date</text:p>
      <text:p text:style-name="Preformatted_20_Text"><text:s text:c="4"/>| <text:s text:c="6"/>| <text:s text:c="2"/>| <text:s text:c="6"/>| <text:s text:c="9"/>V</text:p>
      <text:p text:style-name="Preformatted_20_Text"><text:s text:c="4"/>| <text:s text:c="6"/>| <text:s text:c="2"/>| <text:s text:c="6"/>| <text:s text:c="7"/>taille</text:p>
      <text:p text:style-name="Preformatted_20_Text"><text:s text:c="4"/>| <text:s text:c="6"/>| <text:s text:c="2"/>| <text:s text:c="6"/>V</text:p>
      <text:p text:style-name="Preformatted_20_Text"><text:s text:c="4"/>| <text:s text:c="6"/>| <text:s text:c="2"/>| <text:s text:c="3"/>groupe</text:p>
      <text:p text:style-name="Preformatted_20_Text"><text:s text:c="4"/>| <text:s text:c="6"/>| <text:s text:c="2"/>V</text:p>
      <text:p text:style-name="Preformatted_20_Text"><text:s text:c="4"/>| <text:s text:c="6"/>| propriétaire</text:p>
      <text:p text:style-name="Preformatted_20_Text"><text:s text:c="4"/>| <text:s text:c="6"/>V</text:p>
      <text:p text:style-name="Preformatted_20_Text"><text:s text:c="4"/>| <text:s text:c="4"/>liens</text:p>
      <text:p text:style-name="Preformatted_20_Text"><text:s text:c="4"/>V</text:p>
      <text:p text:style-name="P7"><text:s text:c="2"/>DROITS</text:p>
      <text:p text:style-name="P4">Affiche le contenu d'un fichier :</text:p>
      <text:p text:style-name="Preformatted_20_Text">cat -n fichier ....................... Affiche le contenu d'un fichier (-n numéroter toutes les lignes).</text:p>
      <text:p text:style-name="Preformatted_20_Text">pr -t fichier ........................ Mettre en forme des fichiers de texte pour l’impression (-t ne pas afficher l’en-tête et le bas de page).</text:p>
      <text:p text:style-name="Preformatted_20_Text"/>
      <text:p text:style-name="Preformatted_20_Text">cat fichier | less ---,</text:p>
      <text:p text:style-name="Preformatted_20_Text">cat fichier | more ---|</text:p>
      <text:p text:style-name="Preformatted_20_Text"><text:s text:c="22"/>|--------------&gt; Affiche le contenu d'un fichier de manière paginée.</text:p>
      <text:p text:style-name="Preformatted_20_Text">more fichier ---------|</text:p>
      <text:p text:style-name="Preformatted_20_Text">less fichier ---------'</text:p>
      <text:p text:style-name="Preformatted_20_Text"/>
      <text:p text:style-name="Preformatted_20_Text">zcat fichier <text:s/>-------------, <text:s text:c="8"/></text:p>
      <text:p text:style-name="Preformatted_20_Text">zmore fichier -------------|---------&gt; Affiche le contenu d'un fichier compressé (.gz)</text:p>
      <text:p text:style-name="P7">zless fichier -------------'</text:p>
      <text:p text:style-name="P3"><text:soft-page-break/>Affichage : </text:p>
      <text:p text:style-name="P1"/>
      <text:p text:style-name="P5"><text:bookmark text:name="affichage"/>echo texte ........................... Affiche le texte qui le suit. <text:s text:c="2"/></text:p>
      <text:p text:style-name="Preformatted_20_Text">grep 'texte' fichier ................. Affiche les lignes du fichier contenant le texte.</text:p>
      <text:p text:style-name="Preformatted_20_Text"/>
      <text:p text:style-name="Preformatted_20_Text">stat fichier ......................... Indique le statut d'un fichier.</text:p>
      <text:p text:style-name="Preformatted_20_Text"><text:s text:c="4"/>stat -f fichier .................. Indique l'état du système de fichiers.</text:p>
      <text:p text:style-name="Preformatted_20_Text"/>
      <text:p text:style-name="Preformatted_20_Text">file fichier ......................... Il montre la nature d'un fichier.</text:p>
      <text:p text:style-name="Preformatted_20_Text"/>
      <text:p text:style-name="Preformatted_20_Text">tail fichier ......................... Affiche les dernières lignes d'un fichier, 10 par défaut.</text:p>
      <text:p text:style-name="Preformatted_20_Text"/>
      <text:p text:style-name="Preformatted_20_Text"><text:s text:c="4"/>tail -n 12 fichier ............... Affiche les 12 dernières lignes du fichier.</text:p>
      <text:p text:style-name="Preformatted_20_Text"/>
      <text:p text:style-name="Preformatted_20_Text">head -Nº fichier ..................... Affiche les premières (N°) lignes d'un fichier.</text:p>
      <text:p text:style-name="Preformatted_20_Text"/>
      <text:p text:style-name="Preformatted_20_Text">wc fichier ........................... Indique le nombre de mots, de lignes et de caractères dans un fichier.</text:p>
      <text:p text:style-name="Preformatted_20_Text"/>
      <text:p text:style-name="Preformatted_20_Text">wc -c fichier ........................ Affiche la taille d'un fichier en octets.</text:p>
      <text:p text:style-name="Preformatted_20_Text"/>
      <text:p text:style-name="P7">touch [-am][-t] fichier .............. Modifier les dates d'accès et de modification.</text:p>
      <text:p text:style-name="P3">Rechercher des fichiers :</text:p>
      <text:p text:style-name="P1"/>
      <text:p text:style-name="P5">find /usr -name lilo -print .......... Cherche tous les fichiers avec un nom lilo en /usr.</text:p>
      <text:p text:style-name="Preformatted_20_Text"><text:s/>find /home/toto -name *.jpg -print .. Cherche toutes les images .jpg.</text:p>
      <text:p text:style-name="Preformatted_20_Text"><text:s text:c="6"/>---------- <text:s/>---------- <text:s/>----- <text:s text:c="2"/></text:p>
      <text:p text:style-name="Preformatted_20_Text"><text:s text:c="10"/>| <text:s text:c="10"/>| <text:s text:c="8"/>|</text:p>
      <text:p text:style-name="Preformatted_20_Text"><text:s text:c="10"/>V <text:s text:c="10"/>V <text:s text:c="9"/>`---&gt; Affiche le chemin complet du fichier.</text:p>
      <text:p text:style-name="P7"><text:s text:c="7"/>chemin <text:s text:c="2"/>modèle de recherche</text:p>
      <text:p text:style-name="P1"><text:span text:style-name="T2">Copier des fichiers :</text:span> </text:p>
      <text:p text:style-name="P1"/>
      <text:p text:style-name="P5">cp -dpR fichier1 /chemin/fichier2 .... Faites une copie de fichier1 à /chemin/fichier2, renommer.</text:p>
      <text:p text:style-name="P5"/>
      <text:p text:style-name="Preformatted_20_Text"><text:s text:c="5"/>-R .............................. Copie récursivement un répertoire, à l'exception des fichiers spéciaux.</text:p>
      <text:p text:style-name="Preformatted_20_Text"/>
      <text:p text:style-name="Preformatted_20_Text"><text:s text:c="5"/>-p .............................. Préserver la copie des autorisations, le propriétaire, les groupes et les dates.</text:p>
      <text:p text:style-name="Preformatted_20_Text"/>
      <text:p text:style-name="Preformatted_20_Text"><text:s text:c="5"/>-d .............................. Preserves les liens symboliques.</text:p>
      <text:p text:style-name="P7"><text:s text:c="5"/>-a .............................. Comme -dpR.</text:p>
      <text:p text:style-name="P7"><text:span text:style-name="T2">Supprimer des fichiers :</text:span> </text:p>
      <text:p text:style-name="P7">rm fichiers .......................... Supprime les fichiers.</text:p>
      <text:p text:style-name="Preformatted_20_Text"><text:s text:c="4"/>rm -r répertoire ................. Supprime les fichiers dans un répertoire récursivement.</text:p>
      <text:p text:style-name="Preformatted_20_Text"/>
      <text:p text:style-name="P7"><text:soft-page-break/><text:s text:c="4"/>rm *.jpg ......................... Supprime tous les fichiers .jpg répertoire courant.</text:p>
      <text:p text:style-name="P7"/>
      <text:p text:style-name="P8">Compresser et décompresser :</text:p>
      <text:p text:style-name="P7">Compresser zip: ...................... zip -r fichier.zip fichier ;exemple: zip -r sinatra.zip ./sinatra/</text:p>
      <text:p text:style-name="Preformatted_20_Text">Décompresser zip: .................... unzip fichier.zip </text:p>
      <text:p text:style-name="Preformatted_20_Text">Voir le contenu zip: ................. unzip -v fichier.zip </text:p>
      <text:p text:style-name="Preformatted_20_Text"/>
      <text:p text:style-name="Preformatted_20_Text">Compresser gz: ....................... gzip -r fichier ; exemple: gzip -r ./sinatra</text:p>
      <text:p text:style-name="Preformatted_20_Text">Décompresser gz: ..................... gzip -d fichier.gz </text:p>
      <text:p text:style-name="Preformatted_20_Text">Voir le contenu gz ................... gzip -c fichier.gz</text:p>
      <text:p text:style-name="Preformatted_20_Text"><text:s/></text:p>
      <text:p text:style-name="Preformatted_20_Text">Compresser bz2: ...................... bzip2 fichier ; exemple: bzip2 ./sinatra/*.ogg </text:p>
      <text:p text:style-name="Preformatted_20_Text"/>
      <text:p text:style-name="Preformatted_20_Text">Décompresser bz2: .................... bzip2 -d fichier.bz2 </text:p>
      <text:p text:style-name="P7">Voir le contenu bz2: ................. bzip2 -c fichier.bz2</text:p>
      <text:p text:style-name="P7"><text:span text:style-name="T2">Entrer dans un répertoire :</text:span> </text:p>
      <text:p text:style-name="P7">cd répertoire ........................ Changer de répertoire. </text:p>
      <text:p text:style-name="Preformatted_20_Text"><text:s text:c="4"/>cd .. ............................ Revenir au répertoire précédent. </text:p>
      <text:p text:style-name="Preformatted_20_Text"/>
      <text:p text:style-name="Preformatted_20_Text"><text:s text:c="4"/>cd ./.mozilla .................... Entrer dans le répertoire de Mozilla. (en indiquant le chemin d'accès relatif).</text:p>
      <text:p text:style-name="Preformatted_20_Text"/>
      <text:p text:style-name="P7"><text:s text:c="4"/>cd /home/toto/.mozilla ........... Entrer dans le répertoire de Mozilla. (en indiquant le chemin complet).</text:p>
      <text:p text:style-name="P8">Créer et supprimer :</text:p>
      <text:p text:style-name="P7">cd répertoire ........................ Changer de répertoire. </text:p>
      <text:p text:style-name="Preformatted_20_Text"><text:s text:c="4"/>cd .. ............................ Revenir au répertoire précédent. </text:p>
      <text:p text:style-name="Preformatted_20_Text"/>
      <text:p text:style-name="Preformatted_20_Text"><text:s text:c="4"/>cd ./.mozilla .................... Entrer dans le répertoire de Mozilla. (en indiquant le chemin d'accès relatif).</text:p>
      <text:p text:style-name="Preformatted_20_Text"/>
      <text:p text:style-name="P7"><text:s text:c="4"/>cd /home/toto/.mozilla ........... Entrer dans le répertoire de Mozilla. (en indiquant le chemin complet).</text:p>
      <text:p text:style-name="P7"><text:span text:style-name="T2">Taille d'un répertoire </text:span>: </text:p>
      <text:p text:style-name="P7">du -h répertoire ..................... Espace occupé sur disque.</text:p>
      <text:p text:style-name="P8"/>
      <text:p text:style-name="P8"/>
      <text:p text:style-name="P8"><text:soft-page-break/></text:p>
      <text:p text:style-name="P8">Gestion des utilisateurs : </text:p>
      <text:p text:style-name="P7">su .............................. Entrez la session en tant que root ou un autre utilisateur.</text:p>
      <text:p text:style-name="Preformatted_20_Text">su utilisateur .................. En tant que root, entrer comme autre utilisateur.</text:p>
      <text:p text:style-name="Preformatted_20_Text"/>
      <text:p text:style-name="Preformatted_20_Text">passwd .......................... Modifier votre mot de passe.</text:p>
      <text:p text:style-name="Preformatted_20_Text">who -a -H ....................... Affiche des informations de la part des utilisateurs connectés.</text:p>
      <text:p text:style-name="Preformatted_20_Text"/>
      <text:p text:style-name="Preformatted_20_Text">users ........................... Affiche des informations de la part des utilisateurs connectés au système.</text:p>
      <text:p text:style-name="Preformatted_20_Text"/>
      <text:p text:style-name="Preformatted_20_Text">id .............................. Affiche l'information de l'utilisateur actuel.</text:p>
      <text:p text:style-name="Preformatted_20_Text">groups .......................... Affiche les groupes auxquels ils appartiennent à un utilisateur.</text:p>
      <text:p text:style-name="Preformatted_20_Text"/>
      <text:p text:style-name="Preformatted_20_Text"/>
      <text:p text:style-name="Preformatted_20_Text">adduser utilisateur ..................... Créer un nouvel utilisateur.</text:p>
      <text:p text:style-name="Preformatted_20_Text">adduser utilisateur groupe .............. Ajouter un utilisateur existant à un groupe existant.</text:p>
      <text:p text:style-name="Preformatted_20_Text"/>
      <text:p text:style-name="Preformatted_20_Text">adduser --no-create-home utilisateur .... Créer un utilisateur sans répertoire (home).</text:p>
      <text:p text:style-name="Preformatted_20_Text"/>
      <text:p text:style-name="Preformatted_20_Text">addgroup groupe ......................... Créer un nouveau groupe.</text:p>
      <text:p text:style-name="Preformatted_20_Text">deluser utilisateur ..................... Supprimer un utilisateur.</text:p>
      <text:p text:style-name="Preformatted_20_Text">deluser utilisateur groupe .............. Supprime un utilisateur d'un groupe.</text:p>
      <text:p text:style-name="Preformatted_20_Text">deluser --remove-home utilisateur ....... Supprime un utilisateur et son répertoire (home).</text:p>
      <text:p text:style-name="Preformatted_20_Text"/>
      <text:p text:style-name="Preformatted_20_Text">delgroup groupe ......................... Supprime un groupe.</text:p>
      <text:p text:style-name="Preformatted_20_Text">usermod -l new_utilisateur .............. Changer le nom de l'utilisateur.</text:p>
      <text:p text:style-name="Preformatted_20_Text">usermod -d new_home -m utilisateur ...... Changer le répertoire (home) d'un utilisateur. <text:s text:c="6"/></text:p>
      <text:p text:style-name="Preformatted_20_Text"/>
      <text:p text:style-name="P7">groupmod -n new_nom grupo ............... Changer le nom d'un groupe.</text:p>
      <text:p text:style-name="P9">Autres : </text:p>
      <text:p text:style-name="P10">clear ................................ Nettoyer l'écran.</text:p>
      <text:p text:style-name="Preformatted_20_Text">reset ................................ Rétablir la Console.</text:p>
      <text:p text:style-name="Preformatted_20_Text">pwd .................................. Affiche le répertoire courant.</text:p>
      <text:p text:style-name="Preformatted_20_Text"/>
      <text:p text:style-name="Preformatted_20_Text">uname -a ............................. Kernel version.</text:p>
      <text:p text:style-name="Preformatted_20_Text">hostname ............................. Affiche le nom du serveur.</text:p>
      <text:p text:style-name="Preformatted_20_Text"/>
      <text:p text:style-name="Preformatted_20_Text">Ctrl+C ............................... Fin d'un processus.</text:p>
      <text:p text:style-name="Preformatted_20_Text">Ctrl+Z ............................... Suspend temporairement la mise en oeuvre d'un programme .</text:p>
      <text:p text:style-name="Preformatted_20_Text"/>
      <text:p text:style-name="Preformatted_20_Text">Ctrl+S ............................... Arrêter le transfert de données à La console de gestion. </text:p>
      <text:p text:style-name="Preformatted_20_Text"/>
      <text:p text:style-name="Preformatted_20_Text">Ctrl+Q ............................... Resume, redémarrez le transfert de <text:soft-page-break/>données.</text:p>
      <text:p text:style-name="Preformatted_20_Text"/>
      <text:p text:style-name="Preformatted_20_Text">./script ............................. Exécuter un script shell.</text:p>
      <text:p text:style-name="P7">java -jar fichier.jar ................ Exécuter un programme Java.</text:p>
      <text:p text:style-name="P13">Ports de communication </text:p>
      <text:list xml:id="list8519416661070828543" text:style-name="L1">
        <text:list-item>
          <text:p text:style-name="P12">20/21, pour l'échange de fichiers via <text:a xlink:type="simple" xlink:href="https://fr.wikipedia.org/wiki/File_Transfer_Protocol" text:style-name="Internet_20_link" text:visited-style-name="Visited_20_Internet_20_Link">FTP</text:a> </text:p>
        </text:list-item>
        <text:list-item>
          <text:p text:style-name="P12">22, pour l'accès à un shell sécurisé <text:a xlink:type="simple" xlink:href="https://fr.wikipedia.org/wiki/Secure_shell" text:style-name="Internet_20_link" text:visited-style-name="Visited_20_Internet_20_Link">Secure SHell</text:a>, également utilisé pour l'échange de fichiers sécurisés <text:a xlink:type="simple" xlink:href="https://fr.wikipedia.org/wiki/SSH_file_transfer_protocol" text:style-name="Internet_20_link" text:visited-style-name="Visited_20_Internet_20_Link">SFTP</text:a> </text:p>
        </text:list-item>
        <text:list-item>
          <text:p text:style-name="P12">23, pour le port <text:a xlink:type="simple" xlink:href="https://fr.wikipedia.org/wiki/Telnet" text:style-name="Internet_20_link" text:visited-style-name="Visited_20_Internet_20_Link">telnet</text:a> </text:p>
        </text:list-item>
        <text:list-item>
          <text:p text:style-name="P12">25, pour l'envoi d'un <text:a xlink:type="simple" xlink:href="https://fr.wikipedia.org/wiki/Courrier_électronique" text:style-name="Internet_20_link" text:visited-style-name="Visited_20_Internet_20_Link">courrier électronique</text:a> via un serveur dédié <text:a xlink:type="simple" xlink:href="https://fr.wikipedia.org/wiki/Simple_Mail_Transfer_Protocol" text:style-name="Internet_20_link" text:visited-style-name="Visited_20_Internet_20_Link">SMTP</text:a> </text:p>
        </text:list-item>
        <text:list-item>
          <text:p text:style-name="P12">53, pour la résolution de noms de domaine en adresses <text:a xlink:type="simple" xlink:href="https://fr.wikipedia.org/wiki/Adresse_IP" text:style-name="Internet_20_link" text:visited-style-name="Visited_20_Internet_20_Link">IP</text:a> : <text:a xlink:type="simple" xlink:href="https://fr.wikipedia.org/wiki/Domain_Name_System" text:style-name="Internet_20_link" text:visited-style-name="Visited_20_Internet_20_Link">DNS</text:a> </text:p>
        </text:list-item>
        <text:list-item>
          <text:p text:style-name="P12">67/68, pour <text:a xlink:type="simple" xlink:href="https://fr.wikipedia.org/wiki/Dynamic_Host_Configuration_Protocol" text:style-name="Internet_20_link" text:visited-style-name="Visited_20_Internet_20_Link">DHCP</text:a> et <text:a xlink:type="simple" xlink:href="https://fr.wikipedia.org/wiki/Bootstrap_Protocol" text:style-name="Internet_20_link" text:visited-style-name="Visited_20_Internet_20_Link">bootpc</text:a> </text:p>
        </text:list-item>
        <text:list-item>
          <text:p text:style-name="P12">80, pour la consultation d'un serveur <text:a xlink:type="simple" xlink:href="https://fr.wikipedia.org/wiki/Hypertext_Transfer_Protocol" text:style-name="Internet_20_link" text:visited-style-name="Visited_20_Internet_20_Link">HTTP</text:a> par le biais d'un <text:a xlink:type="simple" xlink:href="https://fr.wikipedia.org/wiki/Navigateur_web" text:style-name="Internet_20_link" text:visited-style-name="Visited_20_Internet_20_Link">navigateur web</text:a> </text:p>
        </text:list-item>
        <text:list-item>
          <text:p text:style-name="P12">110, pour la récupération de son courrier électronique via <text:a xlink:type="simple" xlink:href="https://fr.wikipedia.org/wiki/Post_Office_Protocol" text:style-name="Internet_20_link" text:visited-style-name="Visited_20_Internet_20_Link">POP</text:a> </text:p>
        </text:list-item>
        <text:list-item>
          <text:p text:style-name="P12">123 pour la synchronisation de l'horloge : <text:a xlink:type="simple" xlink:href="https://fr.wikipedia.org/wiki/Network_Time_Protocol" text:style-name="Internet_20_link" text:visited-style-name="Visited_20_Internet_20_Link">Network Time Protocol (NTP)</text:a> </text:p>
        </text:list-item>
        <text:list-item>
          <text:p text:style-name="P12">143, pour la récupération de son courrier électronique via <text:a xlink:type="simple" xlink:href="https://fr.wikipedia.org/wiki/Internet_Message_Access_Protocol" text:style-name="Internet_20_link" text:visited-style-name="Visited_20_Internet_20_Link">IMAP</text:a> </text:p>
        </text:list-item>
        <text:list-item>
          <text:p text:style-name="P12">389, pour la connexion à un <text:a xlink:type="simple" xlink:href="https://fr.wikipedia.org/wiki/Lightweight_Directory_Access_Protocol" text:style-name="Internet_20_link" text:visited-style-name="Visited_20_Internet_20_Link">LDAP</text:a> </text:p>
        </text:list-item>
        <text:list-item>
          <text:p text:style-name="P12">443, pour les connexions HTTP utilisant une surcouche de sécurité de type SSL : <text:a xlink:type="simple" xlink:href="https://fr.wikipedia.org/wiki/HTTPS" text:style-name="Internet_20_link" text:visited-style-name="Visited_20_Internet_20_Link">HTTPS</text:a> </text:p>
        </text:list-item>
        <text:list-item>
          <text:p text:style-name="P12">465, pour l'envoi d'un <text:a xlink:type="simple" xlink:href="https://fr.wikipedia.org/wiki/Courrier_électronique" text:style-name="Internet_20_link" text:visited-style-name="Visited_20_Internet_20_Link">courrier électronique</text:a> via un serveur dédié utilisant une surcouche de sécurité de type SSL : <text:a xlink:type="simple" xlink:href="https://fr.wikipedia.org/w/index.php?title=SMTPS&amp;action=edit&amp;redlink=1" text:style-name="Internet_20_link" text:visited-style-name="Visited_20_Internet_20_Link">SMTPS</text:a> </text:p>
        </text:list-item>
        <text:list-item>
          <text:p text:style-name="P12">500, port utilisé pour le canal d'échange de clés IPsec </text:p>
        </text:list-item>
        <text:list-item>
          <text:p text:style-name="P12">636, pour l'utilisation d'une connexion à un LDAP sécurisé par une couche SSL/TLS </text:p>
        </text:list-item>
        <text:list-item>
          <text:p text:style-name="P12">1352, pour le protocole Lotus Notes Domino </text:p>
        </text:list-item>
        <text:list-item>
          <text:p text:style-name="P12">1433, serveur de base de données <text:a xlink:type="simple" xlink:href="https://fr.wikipedia.org/wiki/Microsoft_SQL_Server" text:style-name="Internet_20_link" text:visited-style-name="Visited_20_Internet_20_Link">MS SQL</text:a> </text:p>
        </text:list-item>
        <text:list-item>
          <text:p text:style-name="P12">1521, serveur de base de données <text:a xlink:type="simple" xlink:href="https://fr.wikipedia.org/wiki/Oracle_Database" text:style-name="Internet_20_link" text:visited-style-name="Visited_20_Internet_20_Link">Oracle Database</text:a> </text:p>
        </text:list-item>
        <text:list-item>
          <text:p text:style-name="P12">1723, pour l'utilisation du protocole de VPN PPTP </text:p>
        </text:list-item>
        <text:list-item>
          <text:p text:style-name="P12">3306, serveur de base de données <text:a xlink:type="simple" xlink:href="https://fr.wikipedia.org/wiki/MySQL" text:style-name="Internet_20_link" text:visited-style-name="Visited_20_Internet_20_Link">MySQL</text:a> </text:p>
        </text:list-item>
        <text:list-item>
          <text:p text:style-name="P12">3389, pour la prise de contrôle à distance <text:a xlink:type="simple" xlink:href="https://fr.wikipedia.org/wiki/Remote_Desktop_Protocol" text:style-name="Internet_20_link" text:visited-style-name="Visited_20_Internet_20_Link">RDP</text:a> </text:p>
        </text:list-item>
        <text:list-item>
          <text:p text:style-name="P12">5432, serveur de base de données <text:a xlink:type="simple" xlink:href="https://fr.wikipedia.org/wiki/PostgreSQL" text:style-name="Internet_20_link" text:visited-style-name="Visited_20_Internet_20_Link">PostgreSQL</text:a> </text:p>
        </text:list-item>
        <text:list-item>
          <text:p text:style-name="P11">6667, pour la connexion aux serveurs <text:a xlink:type="simple" xlink:href="https://fr.wikipedia.org/wiki/Internet_Relay_Chat" text:style-name="Internet_20_link" text:visited-style-name="Visited_20_Internet_20_Link">IRC</text:a> 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ilisateur </meta:initial-creator>
    <meta:creation-date>2015-09-25T14:30:54.622260199</meta:creation-date>
    <dc:date>2015-09-28T15:41:49.978521925</dc:date>
    <dc:creator>utilisateur </dc:creator>
    <meta:editing-duration>PT2H44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5" meta:paragraph-count="151" meta:word-count="1271" meta:character-count="9511" meta:non-whitespace-character-count="7755"/>
  </office:meta>
</office:document-meta>
</file>